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813in" table:align="margins" style:shadow="none" style:writing-mode="lr-tb"/>
    </style:style>
    <style:style style:name="Table1.A" style:family="table-column">
      <style:table-column-properties style:column-width="3.741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" style:family="paragraph" style:parent-style-name="Standard">
      <style:text-properties style:font-size-complex="13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8pt" style:font-size-asian="8pt" style:font-size-complex="13pt"/>
    </style:style>
    <style:style style:name="P5" style:family="paragraph" style:parent-style-name="Standard">
      <style:paragraph-properties fo:text-align="end" style:justify-single-word="false"/>
      <style:text-properties fo:font-size="7pt" style:font-size-asian="7pt" style:font-size-complex="13pt"/>
    </style:style>
    <style:style style:name="P6" style:family="paragraph" style:parent-style-name="Standard">
      <style:paragraph-properties fo:text-align="start" style:justify-single-word="false" fo:break-before="column"/>
      <style:text-properties style:font-size-complex="13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fo:font-style="italic" fo:font-weight="bold" style:font-size-asian="18pt" style:font-style-asian="italic" style:font-weight-asian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officeooo:rsid="000d0f76" officeooo:paragraph-rsid="000d0f76"/>
    </style:style>
    <style:style style:name="P11" style:family="paragraph" style:parent-style-name="Standard">
      <style:text-properties officeooo:rsid="000fe9ee" officeooo:paragraph-rsid="000fe9ee"/>
    </style:style>
    <style:style style:name="T1" style:family="text">
      <style:text-properties fo:language="en" fo:country="US"/>
    </style:style>
    <style:style style:name="T2" style:family="text">
      <style:text-properties style:text-position="super 58%" style:font-name-asian="Times New Roman" style:font-size-complex="13pt"/>
    </style:style>
    <style:style style:name="T3" style:family="text">
      <style:text-properties style:text-position="super 58%" style:font-size-complex="13pt"/>
    </style:style>
    <style:style style:name="T4" style:family="text">
      <style:text-properties style:font-name-asian="Times New Roman"/>
    </style:style>
    <style:style style:name="T5" style:family="text">
      <style:text-properties officeooo:rsid="000b3ff4"/>
    </style:style>
    <style:style style:name="T6" style:family="text">
      <style:text-properties officeooo:rsid="000bd65f"/>
    </style:style>
    <style:style style:name="T7" style:family="text">
      <style:text-properties officeooo:rsid="000e14c7"/>
    </style:style>
    <style:style style:name="T8" style:family="text">
      <style:text-properties officeooo:rsid="000fe9e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e9ee" style:font-weight-asian="bold" style:font-weight-complex="bold"/>
    </style:style>
    <style:style style:name="T11" style:family="text">
      <style:text-properties fo:font-weight="bold" officeooo:rsid="0011c0b0" style:font-weight-asian="bold" style:font-weight-complex="bold"/>
    </style:style>
    <style:style style:name="T12" style:family="text">
      <style:text-properties fo:font-weight="bold" officeooo:rsid="00128449" style:font-weight-asian="bold" style:font-weight-complex="bold"/>
    </style:style>
    <style:style style:name="T13" style:family="text">
      <style:text-properties officeooo:rsid="001136b7"/>
    </style:style>
    <style:style style:name="T14" style:family="text">
      <style:text-properties officeooo:rsid="0011c0b0"/>
    </style:style>
    <style:style style:name="T15" style:family="text">
      <style:text-properties fo:font-weight="normal" officeooo:rsid="0011c0b0" style:font-weight-asian="normal" style:font-weight-complex="normal"/>
    </style:style>
    <style:style style:name="T16" style:family="text">
      <style:text-properties fo:font-weight="normal" officeooo:rsid="00128449" style:font-weight-asian="normal" style:font-weight-complex="normal"/>
    </style:style>
    <style:style style:name="T17" style:family="text">
      <style:text-properties fo:font-weight="normal" officeooo:rsid="001472ba" style:font-weight-asian="normal" style:font-weight-complex="normal"/>
    </style:style>
    <style:style style:name="Sect1" style:family="section">
      <style:section-properties text:dont-balance-text-columns="true" style:writing-mode="lr-tb" style:editable="false">
        <style:columns fo:column-count="2" fo:column-gap="0.9846in">
          <style:column style:rel-width="32767*" fo:start-indent="0in" fo:end-indent="0.4925in"/>
          <style:column style:rel-width="32768*" fo:start-indent="0.4925in" fo:end-indent="0in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ДОГОВОР</text:p>
      <text:p text:style-name="P1">Купли-продажи транспортного средства</text:p>
      <text:p text:style-name="P1">(номерного агрегата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г. Владимир</text:p>
          </table:table-cell>
          <table:table-cell table:style-name="Table1.A1" office:value-type="string">
            <text:p text:style-name="P9"><text:span text:style-name="T5">[client.date] </text:span>г.</text:p>
          </table:table-cell>
        </table:table-row>
      </table:table>
      <text:p text:style-name="Standard"/>
      <text:p text:style-name="Standard"><text:span text:style-name="T9">Мы, продавец</text:span> <text:span text:style-name="T5">[client.seller_name]</text:span></text:p>
      <text:p text:style-name="Standard"><text:span text:style-name="T9">Паспорт</text:span> <text:span text:style-name="T5">[client.seller_p_s]</text:span> № <text:span text:style-name="T5">[client.seller_p_n]</text:span> выдан <text:span text:style-name="T6">[client.seller_p_d]</text:span>г.</text:p>
      <text:p text:style-name="P10"><text:span text:style-name="T10">Выдан</text:span><text:span text:style-name="T8"> </text:span>[client.seller_p_i]</text:p>
      <text:p text:style-name="Standard"><text:span text:style-name="T9">Проживающий</text:span> <text:span text:style-name="T7">[client.seller_address]</text:span></text:p>
      <text:p text:style-name="Standard"/>
      <text:p text:style-name="Standard"><text:span text:style-name="T9">И Покупатель</text:span> <text:span text:style-name="T8">[client.buyer_name]</text:span></text:p>
      <text:p text:style-name="Standard"><text:span text:style-name="T9">Паспорт</text:span> <text:span text:style-name="T8">[client.buyer_p_s]</text:span> № <text:span text:style-name="T8">[client.buyer_p_n]</text:span> выдан <text:span text:style-name="T8">[client.buyer_p_d]</text:span> г.</text:p>
      <text:p text:style-name="P11"><text:span text:style-name="T9">Выдан</text:span> [client.buyer_p_i]</text:p>
      <text:p text:style-name="Standard"><text:span text:style-name="T9">Проживающий</text:span> <text:span text:style-name="T8">[client.buyer_address]</text:span></text:p>
      <text:p text:style-name="Standard"/>
      <text:p text:style-name="Standard">Заключили настоящий договор о нижеследующем:</text:p>
      <text:p text:style-name="Standard">Продавец продаёт транспортное средство (номерной агрегат)</text:p>
      <text:p text:style-name="Standard"><text:span text:style-name="T9">Идент.</text:span> № (<text:span text:style-name="T1">VIN</text:span>) <text:span text:style-name="T13">[client.car_vin]</text:span> <text:span text:style-name="T9">№ кузова</text:span> <text:span text:style-name="T13">[client.car_body]</text:span></text:p>
      <text:p text:style-name="Standard"><text:span text:style-name="T9">Марка, модель </text:span><text:span text:style-name="T15">[client.car_model]</text:span><text:span text:style-name="T11"> </text:span><text:span text:style-name="T9">№ шасси</text:span> <text:span text:style-name="T14">[client.car_chassis]</text:span></text:p>
      <text:p text:style-name="Standard"><text:span text:style-name="T9">Год выпуска </text:span><text:span text:style-name="T15">[client.car_year]</text:span><text:span text:style-name="T9"> Паспорт ТС:</text:span> <text:span text:style-name="T14">[client.car_pts_n]</text:span></text:p>
      <text:p text:style-name="Standard"><text:span text:style-name="T9">Модель, № двигателя </text:span><text:span text:style-name="T14">[client.car_engine] </text:span><text:span text:style-name="T9">Дата выдачи </text:span><text:span text:style-name="T15">[client.car_pts_d]</text:span></text:p>
      <text:p text:style-name="Standard"><text:span text:style-name="T9">Тип ТС </text:span><text:span text:style-name="T16">[client.car_type]</text:span></text:p>
      <text:p text:style-name="Standard"><text:span text:style-name="T9">Цвет </text:span><text:span text:style-name="T16">[client.car_color]</text:span><text:span text:style-name="T9"> Кем выдан </text:span><text:span text:style-name="T16">[client.car_pts_i]</text:span></text:p>
      <text:p text:style-name="Standard"><text:span text:style-name="T9">Стоимость </text:span><text:span text:style-name="T16">[client.car_p] </text:span><text:span text:style-name="T17">(</text:span><text:span text:style-name="T16">[client.car_p_h]</text:span><text:span text:style-name="T17">)</text:span><text:span text:style-name="T9"> рублей</text:span></text:p>
      <text:p text:style-name="P2">И передает его Покупателю, а покупатель принимает данное транспортное средство (номерной агрегат) и уплачивает его стоимость.</text:p>
      <text:p text:style-name="P2"/>
      <text:section text:style-name="Sect1" text:name="Section1">
        <text:p text:style-name="P2">Транспортное средство</text:p>
        <text:p text:style-name="P2">(номерной агрегат)</text:p>
        <text:p text:style-name="P2"/>
        <text:p text:style-name="P2">Получил_______________________</text:p>
        <text:p text:style-name="Standard"><text:span text:style-name="T2"><text:s text:c="35"/></text:span><text:span text:style-name="T3">(подпись покупателя)</text:span></text:p>
        <text:p text:style-name="P2"/>
        <text:p text:style-name="P2"><text:span text:style-name="T4"><text:s text:c="11"/></text:span>М.П.</text:p>
        <text:p text:style-name="P3"><text:span text:style-name="T2"><text:s text:c="4"/></text:span><text:span text:style-name="T3">(для юридических лиц)</text:span></text:p>
        <text:p text:style-name="P6">Деньги в сумме______________________</text:p>
        <text:p text:style-name="P2">___________________________________</text:p>
        <text:p text:style-name="P2"/>
        <text:p text:style-name="P2">Получены___________________________</text:p>
        <text:p text:style-name="Standard"><text:span text:style-name="T2"><text:s text:c="45"/></text:span><text:span text:style-name="T3">(подпись продавца)</text:span></text:p>
        <text:p text:style-name="P2"/>
        <text:p text:style-name="P2"><text:span text:style-name="T4"><text:s text:c="12"/></text:span>М.П.</text:p>
        <text:p text:style-name="P2"/>
        <text:p text:style-name="P2"/>
        <text:p text:style-name="P4"/>
        <text:p text:style-name="P5">ОАО «ВОТ». 3. 1577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2" fo:widows="2" fo:hyphenation-ladder-count="no-limit" style:writing-mode="lr-tb"/>
      <style:text-properties style:use-window-font-color="true" style:font-name="Times New Roman" fo:font-size="13pt" fo:language="ru" fo:country="RU" style:font-name-asian="Calibri" style:font-size-asian="13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7874in" fo:margin-left="0.2957in" fo:margin-right="0.4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i</meta:initial-creator>
    <meta:creation-date>2010-06-26T08:26:00</meta:creation-date>
    <dc:date>2013-11-08T13:10:51.510202430</dc:date>
    <meta:print-date>2013-10-29T16:46:45</meta:print-date>
    <meta:editing-cycles>16</meta:editing-cycles>
    <meta:editing-duration>PT31M11S</meta:editing-duration>
    <meta:generator>LibreOffice/4.1.2.3$Linux_X86_64 LibreOffice_project/410m0$Build-3</meta:generator>
    <meta:printed-by>avangard2 </meta:printed-by>
    <meta:document-statistic meta:table-count="1" meta:image-count="0" meta:object-count="0" meta:page-count="1" meta:paragraph-count="35" meta:word-count="125" meta:character-count="1393" meta:non-whitespace-character-count="1196"/>
  </office:meta>
</office:document-meta>
</file>